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20pt" officeooo:rsid="000ddf96" officeooo:paragraph-rsid="000ddf96" style:font-size-asian="17.5pt" style:font-size-complex="20pt"/>
    </style:style>
    <style:style style:name="P2" style:family="paragraph" style:parent-style-name="Standard">
      <style:paragraph-properties fo:text-align="center" style:justify-single-word="false"/>
      <style:text-properties style:font-name="Arial1" fo:font-size="32pt" officeooo:rsid="000ddf96" officeooo:paragraph-rsid="000ddf96" style:font-size-asian="32pt" style:font-size-complex="32pt"/>
    </style:style>
    <style:style style:name="P3" style:family="paragraph" style:parent-style-name="Title">
      <style:text-properties officeooo:rsid="00123416" officeooo:paragraph-rsid="00123416"/>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ext_20_body">
      <style:text-properties officeooo:paragraph-rsid="00132006"/>
    </style:style>
    <style:style style:name="P7" style:family="paragraph" style:parent-style-name="Text_20_body">
      <style:text-properties style:font-name="Arial1" fo:font-size="15pt" officeooo:paragraph-rsid="00132006" style:font-size-asian="15pt" style:font-size-complex="15pt"/>
    </style:style>
    <style:style style:name="P8" style:family="paragraph" style:parent-style-name="Heading_20_2">
      <style:text-properties officeooo:paragraph-rsid="00132006"/>
    </style:style>
    <style:style style:name="P9" style:family="paragraph" style:parent-style-name="Text_20_body">
      <style:text-properties fo:font-size="15pt" officeooo:paragraph-rsid="00132006" style:font-size-asian="15pt" style:font-size-complex="15pt"/>
    </style:style>
    <style:style style:name="P10" style:family="paragraph" style:parent-style-name="Text_20_body">
      <style:text-properties style:font-name="Arial1" fo:font-size="15pt" officeooo:paragraph-rsid="001452e9" style:font-size-asian="15pt" style:font-size-complex="15pt"/>
    </style:style>
    <style:style style:name="P11" style:family="paragraph" style:parent-style-name="Text_20_body">
      <style:text-properties style:font-name="Arial1" fo:font-size="15pt" officeooo:paragraph-rsid="0014a803" style:font-size-asian="15pt" style:font-size-complex="15pt"/>
    </style:style>
    <style:style style:name="P12" style:family="paragraph" style:parent-style-name="Standard">
      <style:paragraph-properties fo:text-align="start" style:justify-single-word="false"/>
      <style:text-properties style:font-name="Arial1" fo:font-size="12pt" officeooo:rsid="000ddf96" officeooo:paragraph-rsid="000ddf96" style:font-size-asian="10.5pt" style:font-size-complex="12pt"/>
    </style:style>
    <style:style style:name="T1" style:family="text">
      <style:text-properties officeooo:rsid="000f610f"/>
    </style:style>
    <style:style style:name="T2" style:family="text">
      <style:text-properties officeooo:rsid="000df9f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RICHARD BTS SIO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AUVEGARDE ET ARCHIVAGE</text:p>
      <text:p text:style-name="P2"/>
      <text:p text:style-name="P2">Le 24/11/2025</text:p>
      <text:p text:style-name="P2"/>
      <text:p text:style-name="P2"/>
      <text:p text:style-name="P2"/>
      <text:p text:style-name="P2"/>
      <text:p text:style-name="P2"/>
      <text:p text:style-name="P2"/>
      <text:p text:style-name="P2"/>
      <text:p text:style-name="P2"/>
      <text:p text:style-name="P3"><text:soft-page-break/>Sommaire</text:p>
      <text:h text:style-name="Heading_20_1" text:outline-level="1"/>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4"><text:a xlink:type="simple" xlink:href="#__RefHeading___Toc1392_1401362344" text:style-name="Index_20_Link" text:visited-style-name="Index_20_Link">1. Introduction<text:tab/>3</text:a></text:p>
          <text:p text:style-name="P4"><text:a xlink:type="simple" xlink:href="#__RefHeading___Toc1394_1401362344" text:style-name="Index_20_Link" text:visited-style-name="Index_20_Link">2. Définition<text:tab/>4</text:a></text:p>
          <text:p text:style-name="P5"><text:a xlink:type="simple" xlink:href="#__RefHeading___Toc1396_1401362344" text:style-name="Index_20_Link" text:visited-style-name="Index_20_Link"><text:s/>2.1 Archivage<text:tab/>4</text:a></text:p>
          <text:p text:style-name="P5"><text:a xlink:type="simple" xlink:href="#__RefHeading___Toc1398_1401362344" text:style-name="Index_20_Link" text:visited-style-name="Index_20_Link"><text:s/>2.2 Sauvegarde<text:tab/>5</text:a></text:p>
          <text:p text:style-name="P4"><text:a xlink:type="simple" xlink:href="#__RefHeading___Toc1400_1401362344" text:style-name="Index_20_Link" text:visited-style-name="Index_20_Link">3. Objectif archivage<text:tab/>5</text:a></text:p>
          <text:p text:style-name="P4"><text:a xlink:type="simple" xlink:href="#__RefHeading___Toc1402_1401362344" text:style-name="Index_20_Link" text:visited-style-name="Index_20_Link">4. Objectif sauvegarde<text:tab/>6</text:a></text:p>
          <text:p text:style-name="P4"><text:a xlink:type="simple" xlink:href="#__RefHeading___Toc1404_1401362344" text:style-name="Index_20_Link" text:visited-style-name="Index_20_Link">5. Différentes techniques de sauvegarde<text:tab/>7</text:a></text:p>
          <text:p text:style-name="P5"><text:a xlink:type="simple" xlink:href="#__RefHeading___Toc1406_1401362344" text:style-name="Index_20_Link" text:visited-style-name="Index_20_Link"><text:s/>5.1 Sauvegarde complète<text:tab/>7</text:a></text:p>
          <text:p text:style-name="P5"><text:a xlink:type="simple" xlink:href="#__RefHeading___Toc1408_1401362344" text:style-name="Index_20_Link" text:visited-style-name="Index_20_Link"><text:s/>5.2 Sauvegarde incrémentale<text:tab/>8</text:a></text:p>
          <text:p text:style-name="P5"><text:a xlink:type="simple" xlink:href="#__RefHeading___Toc1410_1401362344" text:style-name="Index_20_Link" text:visited-style-name="Index_20_Link"><text:s/>5.3 Sauvegarde différentielle<text:tab/>8</text:a></text:p>
          <text:p text:style-name="P5"><text:a xlink:type="simple" xlink:href="#__RefHeading___Toc1412_1401362344" text:style-name="Index_20_Link" text:visited-style-name="Index_20_Link"><text:s/>5.4 Sauvegarde miroir<text:tab/>8</text:a></text:p>
          <text:p text:style-name="P4"><text:a xlink:type="simple" xlink:href="#__RefHeading___Toc1414_1401362344" text:style-name="Index_20_Link" text:visited-style-name="Index_20_Link">6. Différents supports de sauvegarde<text:tab/>8</text:a></text:p>
          <text:p text:style-name="P4"><text:a xlink:type="simple" xlink:href="#__RefHeading___Toc1416_1401362344" text:style-name="Index_20_Link" text:visited-style-name="Index_20_Link">7. Notion de PCA et PRA<text:tab/>9</text:a></text:p>
          <text:p text:style-name="P5"><text:a xlink:type="simple" xlink:href="#__RefHeading___Toc1418_1401362344" text:style-name="Index_20_Link" text:visited-style-name="Index_20_Link"><text:s/>7.1 PCA<text:tab/>9</text:a></text:p>
          <text:p text:style-name="P5"><text:a xlink:type="simple" xlink:href="#__RefHeading___Toc1420_1401362344" text:style-name="Index_20_Link" text:visited-style-name="Index_20_Link"><text:s/>7.2 PRA<text:tab/>10</text:a></text:p>
          <text:p text:style-name="P4"><text:a xlink:type="simple" xlink:href="#__RefHeading___Toc1422_1401362344" text:style-name="Index_20_Link" text:visited-style-name="Index_20_Link">8. Conclusion<text:tab/>10</text:a></text:p>
          <text:p text:style-name="P4"><text:a xlink:type="simple" xlink:href="#__RefHeading___Toc1424_1401362344" text:style-name="Index_20_Link" text:visited-style-name="Index_20_Link">9. Sitographie / Bibliographie<text:tab/>11</text:a></text:p>
          <text:p text:style-name="P4"><text:a xlink:type="simple" xlink:href="#__RefHeading___Toc1426_1401362344" text:style-name="Index_20_Link" text:visited-style-name="Index_20_Link">10. Glossaire<text:tab/>12</text:a></text:p>
        </text:index-body>
      </text:table-of-content>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text:span text:style-name="T1">1</text:span><text:bookmark-start text:name="__RefHeading___Toc1392_1401362344"/><text:span text:style-name="T1">. </text:span>Introduction<text:bookmark-end text:name="__RefHeading___Toc1392_1401362344"/></text:h>
      <text:p text:style-name="P6"/>
      <text:p text:style-name="P7"/>
      <text:p text:style-name="P7">Dans un contexte où les données constituent le cœur du patrimoine informationnel des organisations, leur protection et leur conservation sont devenues des enjeux stratégiques majeurs. La transformation numérique a multiplié les volumes de données produites et échangées, rendant indispensable la mise en place de politiques rigoureuses de sauvegarde et d'archivage.</text:p>
      <text:p text:style-name="P7"/>
      <text:p text:style-name="P7">Cette documentation vise à clarifier les concepts fondamentaux de la sauvegarde et de l'archivage, deux pratiques complémentaires mais distinctes dans leur finalité. Alors que la sauvegarde répond à un besoin de continuité opérationnelle et de récupération rapide en cas d'incident, l'archivage s'inscrit dans une logique de conservation à long terme et de conformité réglementaire.</text:p>
      <text:p text:style-name="P7"/>
      <text:p text:style-name="P7">Les organisations, qu'elles soient publiques ou privées, doivent aujourd'hui faire face à de multiples défis : protection contre les cyberattaques, conformité aux réglementations (RGPD, normes sectorielles), optimisation des coûts de stockage, et garantie de la disponibilité des informations critiques. Une stratégie bien définie de gestion des données permet non seulement de répondre à ces exigences, mais aussi de transformer les données en véritable avantage concurrentiel.</text:p>
      <text:p text:style-name="P7"/>
      <text:p text:style-name="P7"/>
      <text:p text:style-name="P7"/>
      <text:p text:style-name="Text_20_body"/>
      <text:p text:style-name="Text_20_body"/>
      <text:h text:style-name="Heading_20_1" text:outline-level="1" text:is-list-header="true"><text:soft-page-break/><text:span text:style-name="T2">2</text:span><text:bookmark-start text:name="__RefHeading___Toc1394_1401362344"/><text:span text:style-name="T2">. </text:span>Définition<text:bookmark-end text:name="__RefHeading___Toc1394_1401362344"/></text:h>
      <text:h text:style-name="P8" text:outline-level="2"><text:tab/>2.1 Archivage</text:h>
      <text:p text:style-name="P9"/>
      <text:p text:style-name="P7">L'archivage désigne l'ensemble des processus et techniques permettant de conserver des données ou documents de manière pérenne, sécurisée et organisée, dans le but de répondre à des obligations légales, réglementaires ou historiques. L'archivage se caractérise par plusieurs aspects essentiels :</text:p>
      <text:p text:style-name="P7"/>
      <text:p text:style-name="P7">Conservation à long terme : Les données archivées sont destinées à être conservées sur des périodes prolongées, pouvant aller de plusieurs années à plusieurs décennies, selon les exigences légales ou les besoins métiers.</text:p>
      <text:p text:style-name="P7"/>
      <text:p text:style-name="P7">Intégrité et authenticité : Les systèmes d'archivage garantissent que les documents conservés ne peuvent être modifiés après leur archivage, préservant ainsi leur valeur probante. Des mécanismes de signature électronique et d'horodatage sont souvent mis en œuvre.</text:p>
      <text:p text:style-name="P7"/>
      <text:p text:style-name="P7">Accessibilité contrôlée : Bien que les données archivées ne soient pas consultées quotidiennement, elles doivent rester accessibles en cas de besoin (audit, contrôle, litige). L'accès est généralement réglementé et tracé.</text:p>
      <text:p text:style-name="P7"/>
      <text:p text:style-name="P7">Classification et indexation : Un système d'archivage efficace repose sur une classification rigoureuse permettant de retrouver rapidement les documents selon différents critères (date, type, projet, etc.).</text:p>
      <text:h text:style-name="P8" text:outline-level="2" text:is-list-header="true"><text:soft-page-break/></text:h>
      <text:h text:style-name="P8" text:outline-level="2"/>
      <text:h text:style-name="P8" text:outline-level="2">2.2 Sauvegarde</text:h>
      <text:p text:style-name="P7"/>
      <text:p text:style-name="P7">La sauvegarde (ou backup) consiste à créer des copies de sécurité des données en production afin de pouvoir les restaurer en cas de perte, corruption, suppression accidentelle ou sinistre. La sauvegarde présente les caractéristiques suivantes :</text:p>
      <text:p text:style-name="P7"/>
      <text:p text:style-name="P7">Objectif de récupération : Contrairement à l'archivage, la sauvegarde vise principalement à permettre une restauration rapide des données opérationnelles en cas d'incident.</text:p>
      <text:p text:style-name="P7"/>
      <text:p text:style-name="P7">Fréquence élevée : Les sauvegardes sont réalisées régulièrement (quotidiennement, voire en continu pour les données critiques) pour minimiser la perte de données entre deux sauvegardes.</text:p>
      <text:p text:style-name="P7"/>
      <text:p text:style-name="P7">Durée de rétention limitée : Les copies de sauvegarde sont généralement conservées sur des périodes plus courtes que les archives, selon une politique de rotation définie (jours, semaines, mois).</text:p>
      <text:p text:style-name="P7"/>
      <text:p text:style-name="P7">Données actives : La sauvegarde concerne principalement les données en cours d'utilisation, les systèmes en production et les configurations actives de l'infrastructure informatique.</text:p>
      <text:p text:style-name="P7"/>
      <text:p text:style-name="P7">Automatisation : Les processus de sauvegarde sont largement automatisés pour garantir leur régularité et réduire les risques d'erreur humaine.</text:p>
      <text:h text:style-name="Heading_20_1" text:outline-level="1"><text:soft-page-break/></text:h>
      <text:h text:style-name="Heading_20_1" text:outline-level="1" text:is-list-header="true"><text:span text:style-name="T2">3</text:span><text:bookmark-start text:name="__RefHeading___Toc1400_1401362344"/><text:span text:style-name="T2">. </text:span>Objectif archivage<text:bookmark-end text:name="__RefHeading___Toc1400_1401362344"/></text:h>
      <text:p text:style-name="P7"/>
      <text:p text:style-name="P7">L'archivage répond à plusieurs objectifs stratégiques et opérationnels essentiels pour les organisations :</text:p>
      <text:p text:style-name="P7"/>
      <text:p text:style-name="P7">Conformité réglementaire et légale : De nombreuses réglementations imposent la conservation de certains documents pendant des durées minimales. Par exemple, les documents comptables doivent être conservés 10 ans en France, les contrats commerciaux 5 ans, et les données relatives aux salariés peuvent nécessiter une conservation jusqu'à 50 ans pour certains documents. Le non-respect de ces obligations peut entraîner des sanctions financières importantes.</text:p>
      <text:p text:style-name="P7"/>
      <text:p text:style-name="P7">Valeur probante et juridique : Les documents archivés peuvent servir de preuve en cas de litige, contrôle fiscal, audit ou contentieux. L'archivage électronique à valeur probante (AEVP) garantit l'authenticité, l'intégrité et la pérennité des documents numériques, leur conférant la même valeur juridique que les documents papier originaux.</text:p>
      <text:p text:style-name="P7"/>
      <text:p text:style-name="P7">Mémoire organisationnelle : L'archivage constitue la mémoire de l'entreprise, préservant son histoire, ses décisions stratégiques, ses projets et son savoir-faire. Cette capitalisation des connaissances facilite la transmission d'informations entre générations de collaborateurs et permet de tirer des enseignements du passé.</text:p>
      <text:p text:style-name="P7"/>
      <text:p text:style-name="P7">Optimisation du stockage : En déplaçant les données inactives vers des systèmes d'archivage spécialisés, souvent moins coûteux que les systèmes de production, les organisations optimisent leurs coûts de stockage et améliorent les performances de leurs systèmes opérationnels.</text:p>
      <text:p text:style-name="P7"/>
      <text:p text:style-name="P7"><text:soft-page-break/>Traçabilité et gouvernance : Un système d'archivage structuré permet de suivre le cycle de vie complet des documents, de leur création à leur destruction éventuelle, en passant par toutes les consultations et modifications. Cette traçabilité est essentielle pour la gouvernance des données et la conformité RGPD.</text:p>
      <text:p text:style-name="P9"/>
      <text:p text:style-name="P7">Protection du patrimoine informationnel : Certaines données ont une valeur historique, culturelle ou scientifique qui justifie leur conservation permanente, au-delà des obligations légales. L'archivage préserve ce patrimoine pour les générations futures.</text:p>
      <text:p text:style-name="P7"/>
      <text:h text:style-name="Heading_20_2" text:outline-level="2" text:is-list-header="true"/>
      <text:h text:style-name="Heading_20_2" text:outline-level="2"><text:span text:style-name="T2">4. </text:span>Objectif sauvegarde</text:h>
      <text:p text:style-name="Text_20_body"/>
      <text:p text:style-name="P7">La sauvegarde poursuit des objectifs principalement orientés vers la continuité d'activité et la résilience opérationnelle :</text:p>
      <text:p text:style-name="P7"/>
      <text:p text:style-name="P7">Protection contre la perte de données : L'objectif premier de la sauvegarde est de prévenir la perte définitive de données suite à des défaillances matérielles (panne de disque dur, défaillance de serveur), des erreurs humaines (suppression accidentelle, écrasement de fichiers) ou des catastrophes naturelles (incendie, inondation).</text:p>
      <text:p text:style-name="P7"/>
      <text:p text:style-name="P7">Récupération après incident : En cas de sinistre majeur (cyberattaque, ransomware, corruption de base de données), les sauvegardes permettent de restaurer les systèmes et les données à un état antérieur fonctionnel, minimisant ainsi l'interruption d'activité.</text:p>
      <text:p text:style-name="P7"/>
      <text:p text:style-name="P7">Respect des objectifs RTO et RPO : La sauvegarde vise à atteindre les objectifs définis dans le plan de continuité d'activité :</text:p>
      <text:p text:style-name="P7"/>
      <text:p text:style-name="P7"><text:soft-page-break/>- RTO (Recovery Time Objective) : délai maximal acceptable pour restaurer un système</text:p>
      <text:p text:style-name="P7">- RPO (Recovery Point Objective) : perte de données maximale acceptable, déterminant la fréquence des sauvegardes</text:p>
      <text:p text:style-name="P7"/>
      <text:p text:style-name="P7">Protection contre les cybermenaces : Face à la recrudescence des ransomwares et autres malwares, disposer de sauvegardes saines et isolées constitue souvent la seule solution pour récupérer ses données sans payer de rançon. Les sauvegardes doivent être déconnectées du réseau (principe du "air gap") pour éviter leur chiffrement par les attaquants.</text:p>
      <text:p text:style-name="P7"/>
      <text:p text:style-name="P7">Facilitation des tests et du développement : Les sauvegardes permettent de créer des environnements de test ou de développement avec des données réelles, sans risquer d'affecter les systèmes de production.</text:p>
      <text:p text:style-name="P7"/>
      <text:p text:style-name="P7">Versioning et historisation : Les sauvegardes successives permettent de revenir à des versions antérieures de fichiers ou de bases de données, utile en cas de modification erronée ou de besoin de comparaison entre versions.</text:p>
      <text:p text:style-name="P7"/>
      <text:p text:style-name="P7">Mobilité et migration : Les sauvegardes facilitent les migrations de systèmes, les changements d'infrastructure ou les déménagements de datacenters en garantissant la disponibilité d'une copie complète des données.</text:p>
      <text:h text:style-name="Heading_20_1" text:outline-level="1" text:is-list-header="true"/>
      <text:p text:style-name="Text_20_body"/>
      <text:h text:style-name="Heading_20_1" text:outline-level="1"><text:soft-page-break/><text:span text:style-name="T2">5</text:span><text:bookmark-start text:name="__RefHeading___Toc1404_1401362344"/><text:span text:style-name="T2">. </text:span>Différentes techniques de sauvegarde<text:bookmark-end text:name="__RefHeading___Toc1404_1401362344"/></text:h>
      <text:h text:style-name="Heading_20_2" text:outline-level="2"><text:bookmark-start text:name="__RefHeading___Toc1406_1401362344"/><text:tab/>5.1 Sauvegarde complète<text:bookmark-end text:name="__RefHeading___Toc1406_1401362344"/></text:h>
      <text:p text:style-name="P7"/>
      <text:p text:style-name="P7">La sauvegarde complète (ou full backup) consiste à copier l'intégralité des données sélectionnées, sans tenir compte de leur état de modification ou de leur date de dernière sauvegarde.</text:p>
      <text:p text:style-name="P7"/>
      <text:p text:style-name="P7">Principe de fonctionnement : Tous les fichiers, dossiers, bases de données et systèmes désignés sont copiés dans leur intégralité vers le support de sauvegarde. Cette opération crée une image complète et autonome des données à un instant T.</text:p>
      <text:p text:style-name="P7"/>
      <text:p text:style-name="P7">Avantages :</text:p>
      <text:p text:style-name="P7">- Simplicité de restauration : une seule sauvegarde suffit pour récupérer l'ensemble des données</text:p>
      <text:p text:style-name="P7">- Indépendance : chaque sauvegarde complète est autonome et ne dépend pas des sauvegardes précédentes</text:p>
      <text:p text:style-name="P7">- Fiabilité maximale : en cas de corruption d'une sauvegarde, les autres restent exploitables</text:p>
      <text:p text:style-name="P7"/>
      <text:p text:style-name="P7">Inconvénients :</text:p>
      <text:p text:style-name="P7">- Durée d'exécution importante, proportionnelle au volume total de données</text:p>
      <text:p text:style-name="P7">- Consommation élevée d'espace de stockage, chaque sauvegarde dupliquant l'intégralité des données</text:p>
      <text:p text:style-name="P7">- Utilisation intensive de la bande passante réseau dans les architectures distribuées</text:p>
      <text:p text:style-name="P7">- Impact potentiel sur les performances des systèmes pendant l'exécution</text:p>
      <text:p text:style-name="P7"/>
      <text:p text:style-name="P7"><text:soft-page-break/>Cas d'usage : La sauvegarde complète est généralement effectuée hebdomadairement ou mensuellement, servant de base aux sauvegardes incrémentielles ou différentielles. Elle est particulièrement adaptée aux environnements de petite taille ou lorsque les données changent fréquemment.</text:p>
      <text:p text:style-name="P7"/>
      <text:h text:style-name="Heading_20_2" text:outline-level="2"><text:bookmark-start text:name="__RefHeading___Toc1408_1401362344"/><text:tab/>5.2 Sauvegarde incrémentale<text:bookmark-end text:name="__RefHeading___Toc1408_1401362344"/></text:h>
      <text:p text:style-name="Text_20_body"/>
      <text:p text:style-name="P10">La sauvegarde incrémentale ne copie que les données qui ont été modifiées ou créées depuis la dernière sauvegarde, qu'elle soit complète ou incrémentale.</text:p>
      <text:p text:style-name="P10"/>
      <text:p text:style-name="P10">Principe de fonctionnement : Le système compare l'état actuel des fichiers avec celui de la dernière sauvegarde (complète ou incrémentale) et ne copie que les modifications. Chaque sauvegarde incrémentale dépend donc de la précédente, formant une chaîne.</text:p>
      <text:p text:style-name="P10"/>
      <text:p text:style-name="P10">Avantages :</text:p>
      <text:p text:style-name="P10">- Rapidité d'exécution : seules les modifications sont sauvegardées</text:p>
      <text:p text:style-name="P10">- Économie d'espace de stockage considérable</text:p>
      <text:p text:style-name="P10">- Faible impact sur les performances et la bande passante</text:p>
      <text:p text:style-name="P10">- Possibilité de sauvegardes très fréquentes (plusieurs fois par jour)</text:p>
      <text:p text:style-name="P10"/>
      <text:p text:style-name="P10">Inconvénients :</text:p>
      <text:p text:style-name="P10">- Restauration plus complexe et plus longue : nécessite la sauvegarde complète initiale plus toutes les sauvegardes incrémentielles successives</text:p>
      <text:p text:style-name="P10">- Dépendance en chaîne : la corruption d'une sauvegarde incrémentale peut compromettre toute la chaîne</text:p>
      <text:p text:style-name="P10"><text:soft-page-break/>- Gestion plus complexe de la rétention et de la rotation des sauvegardes</text:p>
      <text:p text:style-name="P10"/>
      <text:p text:style-name="P10">Cas d'usage : Idéale pour les sauvegardes quotidiennes, en complément d'une sauvegarde complète hebdomadaire. Particulièrement adaptée aux environnements où le volume de modifications quotidiennes est faible par rapport au volume total.</text:p>
      <text:p text:style-name="Text_20_body"/>
      <text:h text:style-name="Heading_20_2" text:outline-level="2"><text:bookmark-start text:name="__RefHeading___Toc1410_1401362344"/><text:tab/>5.3 Sauvegarde différentielle<text:bookmark-end text:name="__RefHeading___Toc1410_1401362344"/></text:h>
      <text:p text:style-name="P10"/>
      <text:p text:style-name="P10">La sauvegarde différentielle copie toutes les données modifiées ou créées depuis la dernière sauvegarde complète, indépendamment des sauvegardes différentielles précédentes.</text:p>
      <text:p text:style-name="P10"/>
      <text:p text:style-name="P10">Principe de fonctionnement : Chaque sauvegarde différentielle compare l'état actuel des données avec celui de la dernière sauvegarde complète et copie toutes les différences cumulées. Contrairement à l'incrémentale, elle ne dépend pas des sauvegardes différentielles précédentes.</text:p>
      <text:p text:style-name="P10"/>
      <text:p text:style-name="P10"/>
      <text:p text:style-name="P10">Avantages :</text:p>
      <text:p text:style-name="P10">- Restauration simplifiée : nécessite uniquement la dernière sauvegarde complète et la dernière sauvegarde différentielle</text:p>
      <text:p text:style-name="P10">- Meilleur compromis entre rapidité d'exécution et facilité de restauration</text:p>
      <text:p text:style-name="P10">- Moins de dépendances que l'incrémentale, donc plus robuste</text:p>
      <text:p text:style-name="P10"/>
      <text:p text:style-name="P10"/>
      <text:p text:style-name="P10"/>
      <text:p text:style-name="P10"/>
      <text:p text:style-name="P10"><text:soft-page-break/>Inconvénients :</text:p>
      <text:p text:style-name="P10">- Taille croissante au fil du temps : chaque sauvegarde différentielle devient plus volumineuse jusqu'à la prochaine sauvegarde complète</text:p>
      <text:p text:style-name="P10">- Consomme plus d'espace que l'incrémentale</text:p>
      <text:p text:style-name="P10">- Durée d'exécution qui augmente progressivement</text:p>
      <text:p text:style-name="P10"/>
      <text:p text:style-name="P10">Cas d'usage : Convient particulièrement aux environnements nécessitant un équilibre entre rapidité de sauvegarde et simplicité de restauration. Souvent utilisée pour des sauvegardes quotidiennes en complément d'une sauvegarde complète hebdomadaire.</text:p>
      <text:p text:style-name="P10"/>
      <text:h text:style-name="Heading_20_2" text:outline-level="2"><text:bookmark-start text:name="__RefHeading___Toc1412_1401362344"/><text:tab/>5.4 Sauvegarde miroir<text:bookmark-end text:name="__RefHeading___Toc1412_1401362344"/></text:h>
      <text:p text:style-name="Text_20_body"/>
      <text:p text:style-name="P10">La sauvegarde miroir (ou mirror backup) crée une copie exacte et synchronisée des données sources, reflétant en temps réel ou quasi-réel leur état actuel.</text:p>
      <text:p text:style-name="P10"/>
      <text:p text:style-name="P10">Principe de fonctionnement : Les données sont répliquées à l'identique sur un autre support ou emplacement. Toute modification sur la source est immédiatement ou rapidement répercutée sur le miroir. Contrairement aux autres types de sauvegarde, le miroir ne conserve pas d'historique des versions précédentes.</text:p>
      <text:p text:style-name="P10"/>
      <text:p text:style-name="P10">Avantages :</text:p>
      <text:p text:style-name="P10">- Accès immédiat aux données : le miroir peut être utilisé directement sans restauration</text:p>
      <text:p text:style-name="P10">- Synchronisation en temps réel ou quasi-réel</text:p>
      <text:p text:style-name="P10">- Basculement rapide en cas de défaillance du système principal</text:p>
      <text:p text:style-name="P10">- Simplicité conceptuelle</text:p>
      <text:p text:style-name="P10"/>
      <text:p text:style-name="P10"><text:soft-page-break/>Inconvénients :</text:p>
      <text:p text:style-name="P10">- Absence de versioning : impossible de revenir à une version antérieure</text:p>
      <text:p text:style-name="P10">- Propagation immédiate des erreurs et corruptions</text:p>
      <text:p text:style-name="P10">- Vulnérabilité aux ransomwares : le chiffrement se propage au miroir</text:p>
      <text:p text:style-name="P10">- Consommation d'espace équivalente aux données sources</text:p>
      <text:p text:style-name="P10">- Ne protège pas contre les suppressions accidentelles</text:p>
      <text:p text:style-name="P10"/>
      <text:p text:style-name="P10">Cas d'usage : Utilisée principalement pour la haute disponibilité et la réplication de données critiques nécessitant un RTO très court. Souvent combinée avec d'autres techniques de sauvegarde pour bénéficier également d'un historique et d'une protection contre les erreurs.</text:p>
      <text:h text:style-name="Heading_20_1" text:outline-level="1" text:is-list-header="true">6<text:bookmark-start text:name="__RefHeading___Toc1414_1401362344"/>. Différents supports de sauvegarde<text:bookmark-end text:name="__RefHeading___Toc1414_1401362344"/></text:h>
      <text:p text:style-name="Text_20_body"/>
      <text:p text:style-name="P10">Le choix du support de sauvegarde dépend de nombreux critères : volume de données, fréquence d'accès, budget, exigences de sécurité et durée de conservation.</text:p>
      <text:p text:style-name="P10"/>
      <text:p text:style-name="P10">Disques durs externes et NAS : Les disques durs USB et les serveurs NAS (Network Attached Storage) constituent des solutions accessibles pour les petites structures. Ils offrent une bonne capacité de stockage, des vitesses de transfert correctes et une facilité d'utilisation. Cependant, ils présentent une durée de vie limitée (3-5 ans) et une vulnérabilité aux chocs et aux pannes mécaniques. Les NAS permettent une centralisation des sauvegardes et peuvent implémenter des mécanismes RAID pour la redondance.</text:p>
      <text:p text:style-name="P10"/>
      <text:p text:style-name="P10">Bandes magnétiques (LTO) : La technologie LTO (Linear Tape-Open) reste très utilisée en entreprise pour l'archivage à long terme. Les cartouches LTO-9 actuelles offrent jusqu'à 18 To de capacité native (45 To compressés).</text:p>
      <text:h text:style-name="Heading_20_1" text:outline-level="1" text:is-list-header="true"><text:soft-page-break/>7<text:bookmark-start text:name="__RefHeading___Toc1416_1401362344"/>. Notion de PCA et PRA<text:bookmark-end text:name="__RefHeading___Toc1416_1401362344"/></text:h>
      <text:p text:style-name="P10">Le triptyque Sauvegarde-PCA-PRA constitue un pilier fondamental de la cyber-résilience des organisations. Ces dispositifs structurés de résilience sont devenus stratégiques à mesure que les systèmes d'information gagnent en complexité et en criticité.</text:p>
      <text:h text:style-name="Heading_20_2" text:outline-level="2"><text:bookmark-start text:name="__RefHeading___Toc1418_1401362344"/><text:tab/>7.1 PCA<text:bookmark-end text:name="__RefHeading___Toc1418_1401362344"/></text:h>
      <text:p text:style-name="P10"/>
      <text:p text:style-name="P10">Le Plan de Continuité d'Activité est un ensemble de mesures visant à assurer le maintien ou la reprise rapide des activités essentielles d'une organisation en cas d'incident majeur ou de crise. Le PCA adopte une approche globale qui dépasse le seul périmètre informatique pour englober tous les aspects de l'entreprise.</text:p>
      <text:p text:style-name="P10"/>
      <text:p text:style-name="P10">Objectifs du PCA :</text:p>
      <text:p text:style-name="P10">Le PCA vise le maintien de l'activité de l'entreprise pendant un sinistre. Il permet de garantir la disponibilité numérique qui est devenue vitale pour les organisations. Les utilisateurs ne tolèrent désormais plus l'indisponibilité des services numériques, qu'ils soient métier, bureautique, messagerie, téléphonie ou internet.</text:p>
      <text:p text:style-name="P10"/>
      <text:p text:style-name="P10">Périmètre du PCA :</text:p>
      <text:p text:style-name="P10">Contrairement au PRA centré sur l'infrastructure informatique, le PCA intègre tous les éléments nécessaires à la prévention. Il comprend :</text:p>
      <text:p text:style-name="P10">- Les ressources humaines (plans de remplacement, télétravail)</text:p>
      <text:p text:style-name="P10">- Les locaux et infrastructures physiques (sites de secours)</text:p>
      <text:p text:style-name="P10">- Les équipements et fournitures critiques</text:p>
      <text:p text:style-name="P10">- Les processus métier et procédures dégradées</text:p>
      <text:p text:style-name="P10">- La communication de crise (interne et externe)</text:p>
      <text:p text:style-name="P10">- Les aspects logistiques et d'approvisionnement</text:p>
      <text:p text:style-name="P10"><text:soft-page-break/>- Les mesures préventives (alarmes incendies, formation des salariés à la sécurité informatique)</text:p>
      <text:p text:style-name="P10"/>
      <text:p text:style-name="P10">Composantes d'un PCA :</text:p>
      <text:p text:style-name="P10">1. Analyse d'impact sur l'activité (BIA - Business Impact Analysis) : Identification des processus critiques, évaluation des impacts financiers, réputationnels et opérationnels d'une interruption, détermination des dépendances entre processus.</text:p>
      <text:p text:style-name="P10"/>
      <text:p text:style-name="P10">2. Analyse de risques : Identification des menaces potentielles (incendie, inondation, cyberattaque, pandémie), évaluation de leur probabilité et de leur impact, priorisation des risques à traiter.</text:p>
      <text:p text:style-name="P10"/>
      <text:p text:style-name="P10">3. Stratégies de continuité : Définition des modes dégradés d'activité, identification des ressources minimales nécessaires, planification des solutions de contournement.</text:p>
      <text:p text:style-name="P10"/>
      <text:p text:style-name="P10">4. Organisation de crise : Constitution d'une cellule de crise avec rôles et responsabilités définis, procédures d'activation et d'escalade, moyens de communication dédiés.</text:p>
      <text:p text:style-name="P10"/>
      <text:p text:style-name="P10">5. Plans de communication : Communication interne (collaborateurs, syndicats), communication externe (clients, fournisseurs, médias, autorités), gestion de la réputation.</text:p>
      <text:p text:style-name="P10"/>
      <text:p text:style-name="P10">Indicateurs de performance du PCA :</text:p>
      <text:p text:style-name="P10">- MTPD (Maximum Tolerable Period of Disruption) : Durée maximale d'interruption acceptable avant que les impacts deviennent critiques</text:p>
      <text:p text:style-name="P10">- RTO (Recovery Time Objective) : Délai maximal de reprise d'une activité ou d'un système</text:p>
      <text:p text:style-name="P10"><text:soft-page-break/>- RPO (Recovery Point Objective) : Perte de données maximale acceptable</text:p>
      <text:p text:style-name="P10"/>
      <text:p text:style-name="P10">Tests et maintenance :</text:p>
      <text:p text:style-name="P10">Un PCA doit être testé régulièrement pour vérifier son efficacité et sa pertinence. Les tests peuvent prendre différentes formes : exercices sur table (simulation théorique), tests partiels (activation d'un composant spécifique), tests complets (simulation grandeur nature). Le PCA doit évoluer continuellement avec le SI, le modèle d'exploitation et les menaces.</text:p>
      <text:p text:style-name="P10"/>
      <text:p text:style-name="P10">Contexte actuel :</text:p>
      <text:p text:style-name="P10">Selon un sondage publié début 2025, 76% des collectivités françaises interrogées ne disposaient ni d'un plan de continuité d'activités (PCA), ni d'un plan de reprise d'activités (PRA), et 64% des collectivités déclaraient ne pas disposer d'un RSSI en interne ou de manière mutualisée. Cette situation révèle une vulnérabilité importante des organisations publiques face aux risques de continuité.</text:p>
      <text:h text:style-name="Heading_20_2" text:outline-level="2"><text:bookmark-start text:name="__RefHeading___Toc1420_1401362344"/><text:tab/>7.2 PRA<text:bookmark-end text:name="__RefHeading___Toc1420_1401362344"/></text:h>
      <text:p text:style-name="Text_20_body"/>
      <text:p text:style-name="P11">Le PRA se concentre sur la restauration de l'accès à l'infrastructure informatique après un sinistre. Il permet de restaurer les opérations informatiques essentielles (systèmes, réseaux, applications, données) dans un délai prédéfini. Si le système d'informations de l'entreprise n'est plus disponible (panne matérielle, cyberattaque), le PRA va décrire l'ensemble des procédures nécessaires à un redémarrage au plus vite du système informatique.</text:p>
      <text:p text:style-name="P11"/>
      <text:p text:style-name="P11">Composantes techniques d'un PRA :</text:p>
      <text:p text:style-name="P11">1. Site de secours : Infrastructure de repli hébergée dans un datacenter distant, permettant de faire fonctionner les systèmes critiques en cas de sinistre sur le site principal. Un PRA permet de répliquer de façon <text:soft-page-break/>continue et sécurisée tout ou partie d'un SI on-premise en datacenter cloud privé et/ou en cloud public.</text:p>
      <text:p text:style-name="P11"/>
      <text:p text:style-name="P11">2. Réplication des données : Mécanismes de synchronisation continue ou régulière entre le site principal et le site de secours, garantissant la fraîcheur des données disponibles pour la reprise.</text:p>
      <text:p text:style-name="P11"/>
      <text:p text:style-name="P11">3. Procédures de bascule : Documentation détaillée des étapes techniques pour activer le site de secours, transférer les services, rediriger les utilisateurs. L'activation du PRA, toujours sous la responsabilité du client, permet de démarrer le SI externalisé et ainsi de garantir une disponibilité parfaite après sinistre.</text:p>
      <text:p text:style-name="P11"/>
      <text:p text:style-name="P11">4. Architecture réseau : Configuration des liens de communication, VPN, redirection DNS, gestion des adresses IP pour assurer la connectivité.</text:p>
      <text:p text:style-name="P11"/>
      <text:p text:style-name="P11">Phases d'un PRA :</text:p>
      <text:p text:style-name="P11">Un PRA se déroule en plusieurs phases :</text:p>
      <text:p text:style-name="P11">1. Analyse de risques : Identification des scénarios de sinistre et de leur impact</text:p>
      <text:p text:style-name="P11">2. Mise en service : Construction et configuration de la plateforme du PRA, rédaction documentaire (procédures de démarrage du PRA et de retour arrière)</text:p>
      <text:p text:style-name="P11">3. Mise en service du PRA stand-by : Le PRA hébergé est dormant (les VM sont en principe éteintes pour ne pas consommer)</text:p>
      <text:p text:style-name="P11">4. Activation du PRA : Uniquement en cas de sinistre, le site de production devient celui de l'hébergeur</text:p>
      <text:p text:style-name="P11">5. Retour arrière + réactivation du PRA stand-by : Le site primaire redevient celui du client on-premise et le site secondaire celui de l'hébergeur</text:p>
      <text:p text:style-name="P11"/>
      <text:p text:style-name="P11"><text:soft-page-break/>Rôles et responsabilités :</text:p>
      <text:p text:style-name="P11">Le PRA définit clairement les rôles et responsabilités des membres de l'équipe de reprise :</text:p>
      <text:p text:style-name="P11">- Responsable PRA : Décision d'activation, coordination générale</text:p>
      <text:p text:style-name="P11">- Équipe technique : Exécution des procédures de bascule</text:p>
      <text:p text:style-name="P11">- Responsables applicatifs : Validation du fonctionnement des applications</text:p>
      <text:p text:style-name="P11">- Communication : Information des utilisateurs et parties prenantes</text:p>
      <text:p text:style-name="P11"/>
      <text:p text:style-name="P11">Contrats de service (SLA) :</text:p>
      <text:p text:style-name="P11">Dans le contexte du PRA/PCA, un SLA (Service Level Agreement) est un contrat entre un fournisseur de services et un client qui définit les niveaux de service attendus. Il précise les engagements de disponibilité, les délais de reprise, les pénalités en cas de non-respect.</text:p>
      <text:p text:style-name="P11"/>
      <text:p text:style-name="P11">Méthodologie de mise en œuvre :</text:p>
      <text:p text:style-name="P11">Le projet de PRA passe par plusieurs étapes incontournables :</text:p>
      <text:p text:style-name="P11">- Explication du contenu du PRA (infrastructures logicielles et matérielles, procédures de transfert de données, procédures de restauration)</text:p>
      <text:p text:style-name="P11">- Analyse des besoins et définition du périmètre</text:p>
      <text:p text:style-name="P11">- Conception de l'architecture technique</text:p>
      <text:p text:style-name="P11">- Mise en œuvre et configuration</text:p>
      <text:p text:style-name="P11">- Tests et validation</text:p>
      <text:p text:style-name="P11">- Documentation et formation</text:p>
      <text:p text:style-name="P11">- Maintenance et évolution</text:p>
      <text:h text:style-name="Heading_20_1" text:outline-level="1" text:is-list-header="true"><text:soft-page-break/></text:h>
      <text:h text:style-name="Heading_20_1" text:outline-level="1">8<text:bookmark-start text:name="__RefHeading___Toc1422_1401362344"/>. Conclusion<text:bookmark-end text:name="__RefHeading___Toc1422_1401362344"/></text:h>
      <text:p text:style-name="P11"/>
      <text:p text:style-name="P11">La gestion de la sauvegarde et de l'archivage constitue aujourd'hui un enjeu stratégique majeur pour toutes les organisations, quelle que soit leur taille ou leur secteur d'activité. Dans un contexte de transformation numérique accélérée et de menaces cybernétiques croissantes, la protection et la conservation des données ne sont plus de simples options techniques, mais des impératifs de survie organisationnelle.</text:p>
      <text:p text:style-name="P11"/>
      <text:p text:style-name="P11">Cette documentation a permis de clarifier les concepts fondamentaux et de distinguer clairement la sauvegarde, orientée vers la récupération rapide et la continuité opérationnelle, de l'archivage, axé sur la conservation à long terme et la conformité réglementaire.</text:p>
      <text:p text:style-name="Text_20_body"/>
      <text:p text:style-name="Text_20_body"/>
      <text:h text:style-name="Heading_20_1" text:outline-level="1" text:is-list-header="true">9<text:bookmark-start text:name="__RefHeading___Toc1424_1401362344"/>. Sitographie / Bibliographie<text:bookmark-end text:name="__RefHeading___Toc1424_1401362344"/></text:h>
      <text:h text:style-name="Heading_20_1" text:outline-level="1" text:is-list-header="true">1<text:bookmark-start text:name="__RefHeading___Toc1426_1401362344"/>0. Glossaire<text:bookmark-end text:name="__RefHeading___Toc1426_1401362344"/></text:h>
      <text:p text:style-name="P2"/>
      <text:p text:style-name="P2"/>
      <text:p text:style-name="P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6T14:19:02.780500300</meta:creation-date>
    <dc:date>2025-11-26T15:52:43.434629800</dc:date>
    <meta:editing-duration>PT5M31S</meta:editing-duration>
    <meta:editing-cycles>1</meta:editing-cycles>
    <meta:document-statistic meta:table-count="0" meta:image-count="0" meta:object-count="0" meta:page-count="19" meta:paragraph-count="183" meta:word-count="3126" meta:character-count="21944" meta:non-whitespace-character-count="18986"/>
    <meta:generator>LibreOffice/25.2.5.2$Windows_X86_64 LibreOffice_project/03d19516eb2e1dd5d4ccd751a0d6f35f35e08022</meta:generator>
  </office:meta>
</office:document-meta>
</file>